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TE1C28908t00" svg:font-family="TTE1C28908t00"/>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style>
    <style:style style:name="P2" style:family="paragraph" style:parent-style-name="Standard">
      <style:paragraph-properties fo:text-align="justify" style:justify-single-word="false"/>
      <style:text-properties style:font-name="Calibri" style:text-underline-style="solid" style:text-underline-width="auto" style:text-underline-color="font-color" fo:font-weight="bold" style:font-weight-asian="bold" style:font-weight-complex="bold"/>
    </style:style>
    <style:style style:name="P3" style:family="paragraph" style:parent-style-name="Standard" style:master-page-name="Standard">
      <style:paragraph-properties fo:text-align="center" style:justify-single-word="false" style:page-number="auto"/>
      <style:text-properties style:font-name="Calibri"/>
    </style:style>
    <style:style style:name="P4" style:family="paragraph" style:parent-style-name="Standard">
      <style:paragraph-properties fo:text-align="justify" style:justify-single-word="false"/>
      <style:text-properties style:font-name="Calibri"/>
    </style:style>
    <style:style style:name="P5" style:family="paragraph" style:parent-style-name="Standard" style:list-style-name="L1">
      <style:paragraph-properties fo:text-align="justify" style:justify-single-word="false"/>
      <style:text-properties style:font-name="Calibri"/>
    </style:style>
    <style:style style:name="P6" style:family="paragraph" style:parent-style-name="Standard" style:list-style-name="L2">
      <style:paragraph-properties fo:margin-left="0cm" fo:margin-right="0cm" fo:margin-top="0cm" fo:margin-bottom="0cm" fo:text-align="start" style:justify-single-word="false" fo:text-indent="0cm" style:auto-text-indent="false" style:text-autospace="none">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Lors du dernier Conseil Municipal, les décisions suivantes ont été adoptées :</text:p>
      <text:p text:style-name="P1"/>
      <text:list xml:id="list32284411" text:style-name="L1">
        <text:list-item>
          <text:p text:style-name="P5">reconduction de l'attribution de l'Indemnité d'Administration et de Technicité aux agents communaux titulaires</text:p>
        </text:list-item>
        <text:list-item>
          <text:p text:style-name="P5">attribution d'une subvention à titre exceptionnel au FC MONTREUIL dans le cadre de l'inauguration des vestiaires</text:p>
        </text:list-item>
        <text:list-item>
          <text:p text:style-name="P5">nomination d'un nouveau membre de l'Association Foncière suite à une démission</text:p>
        </text:list-item>
        <text:list-item>
          <text:p text:style-name="P5">candidature à l'opération « cœur de village » pour l'aménagement du centre bourg</text:p>
        </text:list-item>
        <text:list-item>
          <text:p text:style-name="P5">rédaction d'une convention avec la Communauté de Communes des Deux Rives ainsi qu'une convention avec le Conseil Général dans le cadre des travaux de sécurisation du centre bourg sur la RD 55</text:p>
        </text:list-item>
        <text:list-item>
          <text:p text:style-name="P5">décision modificative n°1 du budget communal</text:p>
        </text:list-item>
        <text:list-item>
          <text:p text:style-name="P5">décision modificative n° du budget assainissement</text:p>
        </text:list-item>
        <text:list-item>
          <text:p text:style-name="P5">achat d'un tableau numérique interactif pour l'école de Neuillé-le-Lierre dans le cadre du regroupement pédagogique</text:p>
        </text:list-item>
        <text:list-item>
          <text:p text:style-name="P5">le Conseil Municipal a par ailleurs évoqué dans ses questions diverses le projet de Schéma Départemental de Coopération Intercommunal ainsi que les prochaines élections sénatoriales</text:p>
        </text:list-item>
      </text:list>
      <text:p text:style-name="P1"/>
      <text:p text:style-name="P1"/>
      <text:p text:style-name="P2">LA PROCHAINE SEANCE DE CONSEIL SE DEROULERA LE VENDREDI 17 JUIN 2011 A 17H00 SALLE DE LA MAIRIE.</text:p>
      <text:list xml:id="list32264468" text:style-name="L2">
        <text:list-item>
          <text:list>
            <text:list-header>
              <text:p text:style-name="P6"/>
              <text:p text:style-name="P6"/>
            </text:list-header>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TE1C28908t00" svg:font-family="TTE1C28908t00"/>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PTE-RENDU</dc:title>
    <meta:initial-creator>MAIRIE DE MONTREUIL</meta:initial-creator>
    <meta:creation-date>2008-05-19T15:17:00</meta:creation-date>
    <dc:creator>Isabelle Derouet</dc:creator>
    <dc:date>2011-05-31T12:33:40.76</dc:date>
    <meta:print-date>2010-11-19T15:23:22.78</meta:print-date>
    <meta:editing-cycles>14</meta:editing-cycles>
    <meta:editing-duration>PT01H51M03S</meta:editing-duration>
    <meta:generator>OpenOffice.org/3.2$Win32 OpenOffice.org_project/320m18$Build-9502</meta:generator>
    <meta:printed-by>Isabelle Derouet</meta:printed-by>
    <meta:document-statistic meta:table-count="0" meta:image-count="0" meta:object-count="0" meta:page-count="1" meta:paragraph-count="11" meta:word-count="176" meta:character-count="1142"/>
  </office:meta>
</office:document-meta>
</file>